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500000000C83219F6C7E893AB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Heading_20_1">
      <style:text-properties officeooo:rsid="001330a1" officeooo:paragraph-rsid="001330a1"/>
    </style:style>
    <style:style style:name="T1" style:family="text">
      <style:text-properties officeooo:rsid="0017cc1f"/>
    </style:style>
    <style:style style:name="T2" style:family="text">
      <style:text-properties style:font-name="Fabrikat" fo:font-size="13pt" style:font-size-asian="10.5pt"/>
    </style:style>
    <style:style style:name="T3" style:family="text">
      <style:text-properties style:font-name="Fabrikat" fo:font-size="13pt" officeooo:rsid="0017cc1f"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officeooo:rsid="003b54cc"/>
    </style:style>
    <style:style style:name="T7" style:family="text">
      <style:text-properties officeooo:rsid="0012abe4"/>
    </style:style>
    <style:style style:name="T8" style:family="text">
      <style:text-properties officeooo:rsid="0037e73e"/>
    </style:style>
    <style:style style:name="T9" style:family="text">
      <style:text-properties officeooo:rsid="006ae128"/>
    </style:style>
    <style:style style:name="T10" style:family="text"/>
    <style:style style:name="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6</text:p>
      <text:p text:style-name="Subtitle">Complejidad Ciclomática</text:p>
      <text:p text:style-name="Text_20_body">Las Pruebas de Caja Blanca, también llamadas pruebas estructurales o de cobertura lógica, permiten investigar sobre la estructura interna del algoritmo (en diagrama de flujo de datos o en código) exceptuando detalles referidos a los datos de entrada o de salida, para probar la lógica del programa desde el punto de vista algorítmico. Estas pruebas permiten realizar un seguimiento del código fuente de un programa, según se van ejecutando los casos de prueba, que llevan a la ejecución de cada posible camino o ruta que puede seguir el programa.</text:p>
      <text:p text:style-name="Text_20_body">Uno de los tipos de Prueba de Caja Blanca que pertenece al grupo de “cobertura lógica” es la de Cobertura de Caminos básicos, entendiendo un camino como una secuencia de sentencias encadenadas desde la entrada del programa hasta su salida.</text:p>
      <text:p text:style-name="Text_20_body">Para aplicarlo se deberá emplear el cálculo de Complejidad Ciclomática, que representa la medida de la complejidad lógica de un módulo de código representado con un grafo G, y se expresa como una cantidad que indica el número de caminos linealmente independientes para recorrer el grafo G que representa el código del software que hay que probar.</text:p>
      <text:p text:style-name="Text_20_body">Se pide que construya el diagrama de flujo de datos y el programa que resuelva el siguiente problema:</text:p>
      <text:h text:style-name="P6" text:outline-level="1">Fabrica de piezas</text:h>
      <text:p text:style-name="Text_20_body">Una fábrica de Piezas para motores de autos eléctricos desea conseguir un algoritmo que le permita llevar el control diario (al final del día) de la cantidad de Piezas, de la cantidad de Componentes de cada Pieza, y del Precio de los Componentes que se vendieron. Tal control le permite a la fábrica proyectar la fabricación futura para reposición de sus productos.</text:p>
      <text:list xml:id="list1768893493" text:style-name="List_20_1">
        <text:list-item>
          <text:p text:style-name="Viñeta_20_punto">El Código de Pieza (CP) es un valor de dos dígitos entre 01 y 99.</text:p>
        </text:list-item>
        <text:list-item>
          <text:p text:style-name="Viñeta_20_punto">El Código de Componente (CC) es un valor de 4 dígitos, donde los dos primeros representan el Código del Componente propiamente dicho, y está entre 01 y 99; y los dos últimos representan el Código de Pieza al que corresponde y está entre 01 y 99.</text:p>
        </text:list-item>
        <text:list-item>
          <text:p text:style-name="Viñeta_20_punto"><text:soft-page-break/>Cada Componente tiene un Precio (PrC) que va desde $10,00 hasta $999,99, y el precio de cada Pieza es igual a la suma de los precios de todos los Componentes de esa Pieza.</text:p>
        </text:list-item>
      </text:list>
      <text:h text:style-name="Heading_20_2" text:outline-level="2">Requisitos</text:h>
      <text:p text:style-name="Text_20_body">Se pide que construya un diagrama de flujo o un pseudocódigo que permita:</text:p>
      <text:list xml:id="list2749309090" text:style-name="Numbering_20_123">
        <text:list-item>
          <text:p text:style-name="Numerada">Ingresar valores numéricos que representan Códigos de Pieza para procesar, hasta que el Código ingresado sea igual a 0 (cero), en cuyo caso terminará el procesamiento y el algoritmo.</text:p>
        </text:list-item>
        <text:list-item>
          <text:p text:style-name="Numerada">Controlar que el valor del Código de Pieza sea un valor válido, y en caso contrario, volver a pedirlo. En caso correcto imprimir el Código de Pieza.</text:p>
        </text:list-item>
        <text:list-item>
          <text:p text:style-name="Numerada">Para cada código de Pieza válido, solicitar el ingreso de por lo menos un código de Componente (valor de al menos 3 dígitos), al que habrá que controlar que sus últimos dígitos correspondan a la Pieza que se está procesando. En caso de que sea distinto, se solicitará el reingreso del Código de Componente hasta que ingresen uno correcto.</text:p>
        </text:list-item>
        <text:list-item>
          <text:p text:style-name="Numerada">Para cada código de Componente correcto se deberá imprimir dicho código, y se solicitará el Precio, que deberá controlarse que sea un valor válido.</text:p>
        </text:list-item>
        <text:list-item>
          <text:p text:style-name="Numerada">Para cada Pieza se calculará el Precio Total (PrT) como la suma de los Precios de las Componentes.</text:p>
        </text:list-item>
        <text:list-item>
          <text:p text:style-name="Numerada">El fin del procesamiento de Componentes para cada Pieza está determinado por el ingreso de un Código de Componente igual a 0 (cero), y en tal caso deberá imprimir el Precio Total de los componentes sumados hasta ese momento, y deberá enviar el control para pedir un nuevo código de Pieza.</text:p>
        </text:list-item>
        <text:list-item>
          <text:p text:style-name="Numerada">Al finalizar el algoritmo deberá imprimir la cantidad de Piezas procesada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0"><draw:image xlink:href="Pictures/1000000100000500000000C83219F6C7E893AB6A.png" xlink:type="simple" xlink:show="embed" xlink:actuate="onLoad" draw:mime-type="image/png"/></draw:frame><text:tab/><text:tab/><text:span text:style-name="MT1">Introducción a la Ingeniería</text:span></text:p>
        <text:p text:style-name="MP2"><text:span text:style-name="MT2"><text:tab/><text:tab/></text:span><text:span text:style-name="MT3">en Computación </text:span><text:span text:style-name="MT4">- </text:span><text:span text:style-name="MT5"><text:date style:data-style-name="N107" text:date-value="2022-04-04T14:40:53.468999848">2022</text:date></text:span></text:p>
      </style:header>
      <style:footer>
        <text:p text:style-name="MP3"><text:span text:style-name="MT6">r</text:span><text:editing-cycles>1</text:editing-cycles>/<text:span text:style-name="MT7"><text:date style:data-style-name="N10107" text:date-value="2022-04-04T14:40:53.471000189">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2</text:page-number></text:span><text:span text:style-name="Fondo_20_Gris"><text:s/>de </text:span><text:span text:style-name="Fondo_20_Gris"><text:expression text:formula="ooow:page" office:value-type="float" office:value="2" style:data-style-name="N0">2</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2"><text:span text:style-name="MT2"><text:tab/><text:tab/></text:span><text:span text:style-name="MT4">Curso de Ingreso </text:span><text:span text:style-name="MT5"><text:date style:data-style-name="N107" text:date-value="2022-04-04T14:40:53.475000243">2022</text:date></text:span></text:p>
      </style:header>
      <style:footer>
        <text:p text:style-name="MP5"><text:span text:style-name="MT6">r</text:span><text:editing-cycles>1</text:editing-cycles>/<text:span text:style-name="MT7"><text:date style:data-style-name="N10107" text:date-value="2022-04-04T14:40:53.475999785">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on</meta:initial-creator>
    <meta:creation-date>2022-04-04T14:37:37.536000000</meta:creation-date>
    <dc:date>2022-04-04T14:40:52.910000000</dc:date>
    <dc:creator>Martín René Vilugron</dc:creator>
    <meta:editing-duration>PT3M15S</meta:editing-duration>
    <meta:editing-cycles>1</meta:editing-cycles>
    <meta:document-statistic meta:table-count="0" meta:image-count="2" meta:object-count="0" meta:page-count="2" meta:paragraph-count="26" meta:word-count="633" meta:character-count="3636" meta:non-whitespace-character-count="3029"/>
    <meta:generator>LibreOffice/7.3.1.3$Windows_X86_64 LibreOffice_project/a69ca51ded25f3eefd52d7bf9a5fad8c90b87951</meta:generator>
  </office:meta>
</office:document-meta>
</file>